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2469" calcext:value-type="float">
            <text:p>2469</text:p>
          </table:table-cell>
          <table:table-cell table:style-name="ce1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table:style-name="ce3" office:value-type="float" office:value="2491" calcext:value-type="float">
            <text:p>2491</text:p>
          </table:table-cell>
          <table:table-cell table:style-name="ce3"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59" calcext:value-type="float">
            <text:p>195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977" calcext:value-type="float">
            <text:p>197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7" table:formula="of:=AVERAGE([.A2:.A11])" office:value-type="float" office:value="2472.2" calcext:value-type="float">
            <text:p>2472.2</text:p>
          </table:table-cell>
          <table:table-cell table:style-name="ce7" table:formula="of:=AVERAGE([.B2:.B11])" office:value-type="float" office:value="524.8" calcext:value-type="float">
            <text:p>524.8</text:p>
          </table:table-cell>
          <table:table-cell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table:formula="of:=AVERAGE([.A12:.A21])" office:value-type="float" office:value="349.8" calcext:value-type="float">
            <text:p>349.8</text:p>
          </table:table-cell>
          <table:table-cell table:style-name="ce7" table:formula="of:=AVERAGE([.B12:.B21])" office:value-type="float" office:value="1995.2" calcext:value-type="float">
            <text:p>1995.2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redic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Recall</text:p>
          </table:table-cell>
          <table:table-cell table:style-name="ce15" table:formula="of:=[.D27]/([.C27]+[.D27])" office:value-type="float" office:value="0.850831556503198" calcext:value-type="float">
            <text:p>0.850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pecifity</text:p>
          </table:table-cell>
          <table:table-cell table:style-name="ce15" table:formula="of:=[.C26]/([.C26]+[.D26])" office:value-type="float" office:value="0.824891558224891" calcext:value-type="float">
            <text:p>0.8249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ecision</text:p>
          </table:table-cell>
          <table:table-cell table:style-name="ce15" table:formula="of:=[.D27]/([.D27]+[.D26])" office:value-type="float" office:value="0.791746031746032" calcext:value-type="float">
            <text:p>0.79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5:17:33.474628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48:50.336087379</meta:creation-date>
    <dc:date>2019-09-28T15:20:31.126722526</dc:date>
    <meta:editing-duration>PT25M31S</meta:editing-duration>
    <meta:editing-cycles>4</meta:editing-cycles>
    <meta:generator>LibreOffice/6.0.7.3$Linux_X86_64 LibreOffice_project/00m0$Build-3</meta:generator>
    <meta:document-statistic meta:table-count="1" meta:cell-count="56" meta:object-count="0"/>
  </office:meta>
</office:document-meta>
</file>